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" svg:font-family="Symbol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05cm" fo:min-width="0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6" style:family="graphic" style:parent-style-name="standard">
      <style:graphic-properties draw:stroke="none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4cm" fo:min-width="0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55cm" fo:min-width="0.7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0cm"/>
    </style:style>
    <style:style style:name="gr10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5.016cm" fo:min-width="13.366cm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1cm" fo:min-width="0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816cm" fo:min-width="0.866cm" fo:padding-top="0.142cm" fo:padding-bottom="0.142cm" fo:padding-left="0.267cm" fo:padding-right="0.267cm"/>
    </style:style>
    <style:style style:name="gr13" style:family="graphic" style:parent-style-name="standard">
      <style:graphic-properties draw:stroke="solid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3.516cm" fo:min-width="2.466cm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4cm" fo:min-width="0cm"/>
    </style:style>
    <style:style style:name="gr15" style:family="graphic" style:parent-style-name="standard">
      <style:graphic-properties draw:stroke="solid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2.716cm" fo:min-width="0.966cm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9cm" fo:min-width="0cm"/>
    </style:style>
    <style:style style:name="gr17" style:family="graphic" style:parent-style-name="standard">
      <style:graphic-properties draw:stroke="solid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0.616cm" fo:min-width="0.966cm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19" style:family="graphic" style:parent-style-name="standard">
      <style:graphic-properties draw:stroke="solid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0.416cm" fo:min-width="0.466cm" fo:padding-top="0.142cm" fo:padding-bottom="0.142cm" fo:padding-left="0.267cm" fo:padding-right="0.267cm"/>
    </style:style>
    <style:style style:name="gr20" style:family="graphic" style:parent-style-name="standard">
      <style:graphic-properties draw:stroke="solid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0.616cm" fo:min-width="1.566cm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7cm" fo:min-width="0cm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6.542cm" fo:min-width="0cm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316cm" fo:min-width="1.766cm" fo:padding-top="0.142cm" fo:padding-bottom="0.142cm" fo:padding-left="0.267cm" fo:padding-right="0.267cm"/>
    </style:style>
    <style:style style:name="gr24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left" draw:auto-grow-height="true" draw:auto-grow-width="false" fo:min-height="0.627cm" fo:min-width="0cm" fo:padding-top="0.142cm" fo:padding-bottom="0.142cm" fo:padding-left="0.267cm" fo:padding-right="0.267cm"/>
    </style:style>
    <style:style style:name="P1" style:family="paragraph">
      <style:paragraph-properties fo:margin-top="0cm" fo:margin-bottom="3.4cm"/>
      <style:text-properties fo:font-size="8pt" style:font-size-asian="8pt" style:font-size-complex="8pt"/>
    </style:style>
    <style:style style:name="P2" style:family="paragraph">
      <loext:graphic-properties draw:fill="none" draw:fill-color="#ffffff"/>
      <style:paragraph-properties fo:margin-top="0cm" fo:margin-bottom="3.4cm"/>
      <style:text-properties style:font-name="Times New Roman"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cm" fo:margin-bottom="0cm" fo:text-align="center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paragraph-properties fo:margin-top="0cm" fo:margin-bottom="0cm" fo:text-align="center"/>
      <style:text-properties style:font-name="Times New Roman" fo:font-size="8pt" style:font-size-asian="8pt" style:font-size-complex="8pt"/>
    </style:style>
    <style:style style:name="P6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Times New Roman" fo:font-size="8pt" style:font-size-asian="8pt" style:font-size-complex="8pt"/>
    </style:style>
    <style:style style:name="T2" style:family="text">
      <style:text-properties style:font-name="Symbola" fo:font-size="8pt" style:font-name-asian="Symbola" style:font-size-asian="8pt" style:font-name-complex="Symbola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043cm" svg:height="0.564cm" svg:x="0.3cm" svg:y="0.536cm">
          <draw:text-box>
            <text:p text:style-name="P1"><text:span text:style-name="T1">LWA antenna</text:span></text:p>
          </draw:text-box>
        </draw:frame>
        <draw:g>
          <draw:g>
            <draw:g>
              <draw:line draw:style-name="gr2" draw:text-style-name="P3" draw:layer="layout" svg:x1="0.619cm" svg:y1="1.319cm" svg:x2="1.228cm" svg:y2="1.928cm">
                <text:p/>
              </draw:line>
              <draw:line draw:style-name="gr2" draw:text-style-name="P3" draw:layer="layout" svg:x1="0.69cm" svg:y1="1.654cm" svg:x2="0.954cm" svg:y2="1.39cm">
                <text:p/>
              </draw:line>
              <draw:polygon draw:style-name="gr2" draw:text-style-name="P3" draw:layer="layout" svg:width="0.573cm" svg:height="0.86cm" draw:transform="rotate (-2.35462369386555) translate (1.43112232370027cm 1.72335946298475cm)" svg:viewBox="0 0 574 861" draw:points="0,860 574,861 288,0">
                <text:p/>
              </draw:polygon>
            </draw:g>
            <draw:g>
              <draw:line draw:style-name="gr2" draw:text-style-name="P3" draw:layer="layout" svg:x1="1.897cm" svg:y1="2.597cm" svg:x2="1.288cm" svg:y2="1.988cm">
                <text:p/>
              </draw:line>
              <draw:line draw:style-name="gr2" draw:text-style-name="P3" draw:layer="layout" svg:x1="1.562cm" svg:y1="2.526cm" svg:x2="1.826cm" svg:y2="2.262cm">
                <text:p/>
              </draw:line>
              <draw:polygon draw:style-name="gr2" draw:text-style-name="P3" draw:layer="layout" svg:width="0.573cm" svg:height="0.86cm" draw:transform="skewX (-0.0017453292519943) rotate (0.785398163397448) translate (1.08445066485268cm 2.19242703553168cm)" svg:viewBox="0 0 574 861" draw:points="574,861 0,861 288,0">
                <text:p/>
              </draw:polygon>
            </draw:g>
            <draw:line draw:style-name="gr2" draw:text-style-name="P3" draw:layer="layout" svg:x1="1.228cm" svg:y1="1.928cm" svg:x2="1.289cm" svg:y2="1.989cm">
              <text:p/>
            </draw:line>
          </draw:g>
          <draw:g>
            <draw:g>
              <draw:line draw:style-name="gr2" draw:text-style-name="P3" draw:layer="layout" svg:x1="0.619cm" svg:y1="2.597cm" svg:x2="1.228cm" svg:y2="1.988cm">
                <text:p/>
              </draw:line>
              <draw:line draw:style-name="gr2" draw:text-style-name="P3" draw:layer="layout" svg:x1="0.954cm" svg:y1="2.526cm" svg:x2="0.69cm" svg:y2="2.262cm">
                <text:p/>
              </draw:line>
              <draw:polygon draw:style-name="gr2" draw:text-style-name="P3" draw:layer="layout" svg:width="0.573cm" svg:height="0.86cm" draw:transform="rotate (-0.783827367070654) translate (1.02335946298475cm 1.78487767629973cm)" svg:viewBox="0 0 574 861" draw:points="0,860 574,861 288,0">
                <text:p/>
              </draw:polygon>
            </draw:g>
            <draw:g>
              <draw:line draw:style-name="gr2" draw:text-style-name="P3" draw:layer="layout" svg:x1="1.897cm" svg:y1="1.319cm" svg:x2="1.288cm" svg:y2="1.928cm">
                <text:p/>
              </draw:line>
              <draw:line draw:style-name="gr2" draw:text-style-name="P3" draw:layer="layout" svg:x1="1.826cm" svg:y1="1.654cm" svg:x2="1.562cm" svg:y2="1.39cm">
                <text:p/>
              </draw:line>
              <draw:polygon draw:style-name="gr2" draw:text-style-name="P3" draw:layer="layout" svg:width="0.573cm" svg:height="0.86cm" draw:transform="skewX (-0.0017453292519943) rotate (2.35619449019234) translate (1.49242703553168cm 2.13154933514732cm)" svg:viewBox="0 0 574 861" draw:points="574,861 0,861 288,0">
                <text:p/>
              </draw:polygon>
            </draw:g>
            <draw:line draw:style-name="gr2" draw:text-style-name="P3" draw:layer="layout" svg:x1="1.228cm" svg:y1="1.989cm" svg:x2="1.289cm" svg:y2="1.928cm">
              <text:p/>
            </draw:line>
          </draw:g>
        </draw:g>
        <draw:line draw:style-name="gr2" draw:text-style-name="P3" draw:layer="layout" svg:x1="1.31cm" svg:y1="1.897cm" svg:x2="2.4cm" svg:y2="1.9cm">
          <text:p/>
        </draw:line>
        <draw:line draw:style-name="gr2" draw:text-style-name="P3" draw:layer="layout" svg:x1="1.31cm" svg:y1="2.01cm" svg:x2="2.4cm" svg:y2="2cm">
          <text:p/>
        </draw:line>
        <draw:frame draw:style-name="gr3" draw:text-style-name="P5" draw:layer="layout" svg:width="1.275cm" svg:height="0.877cm" svg:x="2.3cm" svg:y="0.8cm">
          <draw:text-box>
            <text:p text:style-name="P4"><text:span text:style-name="T1">Active</text:span></text:p>
            <text:p text:style-name="P4"><text:span text:style-name="T1">balun</text:span></text:p>
          </draw:text-box>
        </draw:frame>
        <draw:g>
          <draw:frame draw:style-name="gr1" draw:text-style-name="P2" draw:layer="layout" svg:width="1.196cm" svg:height="0.564cm" svg:x="2.2cm" svg:y="1.718cm">
            <draw:text-box>
              <text:p text:style-name="P1"><text:span text:style-name="T1">35 dB</text:span></text:p>
            </draw:text-box>
          </draw:frame>
          <draw:custom-shape draw:style-name="gr4" draw:text-style-name="P3" draw:layer="layout" svg:width="1cm" svg:height="1cm" draw:transform="rotate (-1.5707963267949) translate (3.4cm 1.5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2" draw:text-style-name="P3" draw:layer="layout" svg:x1="3.21cm" svg:y1="1.9cm" svg:x2="6.2cm" svg:y2="1.9cm">
          <text:p/>
        </draw:line>
        <draw:line draw:style-name="gr2" draw:text-style-name="P3" draw:layer="layout" svg:x1="3.21cm" svg:y1="2.1cm" svg:x2="6.2cm" svg:y2="2.1cm">
          <text:p/>
        </draw:line>
        <draw:g>
          <draw:g>
            <draw:g>
              <draw:line draw:style-name="gr2" draw:text-style-name="P3" draw:layer="layout" svg:x1="0.619cm" svg:y1="3.219cm" svg:x2="1.228cm" svg:y2="3.828cm">
                <text:p/>
              </draw:line>
              <draw:line draw:style-name="gr2" draw:text-style-name="P3" draw:layer="layout" svg:x1="0.69cm" svg:y1="3.554cm" svg:x2="0.954cm" svg:y2="3.29cm">
                <text:p/>
              </draw:line>
              <draw:polygon draw:style-name="gr2" draw:text-style-name="P3" draw:layer="layout" svg:width="0.573cm" svg:height="0.86cm" draw:transform="rotate (-2.35462369386555) translate (1.43112232370027cm 3.62335946298475cm)" svg:viewBox="0 0 574 861" draw:points="0,860 574,861 288,0">
                <text:p/>
              </draw:polygon>
            </draw:g>
            <draw:g>
              <draw:line draw:style-name="gr2" draw:text-style-name="P3" draw:layer="layout" svg:x1="1.897cm" svg:y1="4.497cm" svg:x2="1.288cm" svg:y2="3.888cm">
                <text:p/>
              </draw:line>
              <draw:line draw:style-name="gr2" draw:text-style-name="P3" draw:layer="layout" svg:x1="1.562cm" svg:y1="4.426cm" svg:x2="1.826cm" svg:y2="4.162cm">
                <text:p/>
              </draw:line>
              <draw:polygon draw:style-name="gr2" draw:text-style-name="P3" draw:layer="layout" svg:width="0.573cm" svg:height="0.86cm" draw:transform="skewX (-0.0017453292519943) rotate (0.785398163397448) translate (1.08445066485268cm 4.09242703553168cm)" svg:viewBox="0 0 574 861" draw:points="574,861 0,861 288,0">
                <text:p/>
              </draw:polygon>
            </draw:g>
            <draw:line draw:style-name="gr2" draw:text-style-name="P3" draw:layer="layout" svg:x1="1.228cm" svg:y1="3.828cm" svg:x2="1.289cm" svg:y2="3.889cm">
              <text:p/>
            </draw:line>
          </draw:g>
          <draw:g>
            <draw:g>
              <draw:line draw:style-name="gr2" draw:text-style-name="P3" draw:layer="layout" svg:x1="0.619cm" svg:y1="4.497cm" svg:x2="1.228cm" svg:y2="3.888cm">
                <text:p/>
              </draw:line>
              <draw:line draw:style-name="gr2" draw:text-style-name="P3" draw:layer="layout" svg:x1="0.954cm" svg:y1="4.426cm" svg:x2="0.69cm" svg:y2="4.162cm">
                <text:p/>
              </draw:line>
              <draw:polygon draw:style-name="gr2" draw:text-style-name="P3" draw:layer="layout" svg:width="0.573cm" svg:height="0.86cm" draw:transform="rotate (-0.783827367070654) translate (1.02335946298475cm 3.68487767629973cm)" svg:viewBox="0 0 574 861" draw:points="0,860 574,861 288,0">
                <text:p/>
              </draw:polygon>
            </draw:g>
            <draw:g>
              <draw:line draw:style-name="gr2" draw:text-style-name="P3" draw:layer="layout" svg:x1="1.897cm" svg:y1="3.219cm" svg:x2="1.288cm" svg:y2="3.828cm">
                <text:p/>
              </draw:line>
              <draw:line draw:style-name="gr2" draw:text-style-name="P3" draw:layer="layout" svg:x1="1.826cm" svg:y1="3.554cm" svg:x2="1.562cm" svg:y2="3.29cm">
                <text:p/>
              </draw:line>
              <draw:polygon draw:style-name="gr2" draw:text-style-name="P3" draw:layer="layout" svg:width="0.573cm" svg:height="0.86cm" draw:transform="skewX (-0.00174532925199441) rotate (2.35619449019234) translate (1.49242703553168cm 4.03154933514732cm)" svg:viewBox="0 0 574 861" draw:points="574,861 0,861 288,0">
                <text:p/>
              </draw:polygon>
            </draw:g>
            <draw:line draw:style-name="gr2" draw:text-style-name="P3" draw:layer="layout" svg:x1="1.228cm" svg:y1="3.889cm" svg:x2="1.289cm" svg:y2="3.828cm">
              <text:p/>
            </draw:line>
          </draw:g>
        </draw:g>
        <draw:line draw:style-name="gr2" draw:text-style-name="P3" draw:layer="layout" svg:x1="1.31cm" svg:y1="3.797cm" svg:x2="2.4cm" svg:y2="3.8cm">
          <text:p/>
        </draw:line>
        <draw:line draw:style-name="gr2" draw:text-style-name="P3" draw:layer="layout" svg:x1="1.31cm" svg:y1="3.91cm" svg:x2="2.4cm" svg:y2="3.9cm">
          <text:p/>
        </draw:line>
        <draw:g>
          <draw:frame draw:style-name="gr1" draw:text-style-name="P2" draw:layer="layout" svg:width="1.196cm" svg:height="0.564cm" svg:x="2.2cm" svg:y="3.618cm">
            <draw:text-box>
              <text:p text:style-name="P1"><text:span text:style-name="T1">35 dB</text:span></text:p>
            </draw:text-box>
          </draw:frame>
          <draw:custom-shape draw:style-name="gr4" draw:text-style-name="P3" draw:layer="layout" svg:width="1cm" svg:height="1cm" draw:transform="rotate (-1.5707963267949) translate (3.4cm 3.4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2" draw:text-style-name="P3" draw:layer="layout" svg:x1="3.21cm" svg:y1="3.8cm" svg:x2="3.6cm" svg:y2="3.8cm">
          <text:p/>
        </draw:line>
        <draw:line draw:style-name="gr2" draw:text-style-name="P3" draw:layer="layout" svg:x1="3.21cm" svg:y1="4cm" svg:x2="3.8cm" svg:y2="4cm">
          <text:p/>
        </draw:line>
        <draw:line draw:style-name="gr2" draw:text-style-name="P3" draw:layer="layout" svg:x1="3.8cm" svg:y1="2.5cm" svg:x2="3.8cm" svg:y2="4cm">
          <text:p/>
        </draw:line>
        <draw:line draw:style-name="gr2" draw:text-style-name="P3" draw:layer="layout" svg:x1="3.6cm" svg:y1="2.3cm" svg:x2="3.6cm" svg:y2="3.8cm">
          <text:p/>
        </draw:line>
        <draw:line draw:style-name="gr2" draw:text-style-name="P3" draw:layer="layout" svg:x1="3.61cm" svg:y1="2.31cm" svg:x2="6.2cm" svg:y2="2.3cm">
          <text:p/>
        </draw:line>
        <draw:line draw:style-name="gr2" draw:text-style-name="P3" draw:layer="layout" svg:x1="3.8cm" svg:y1="2.5cm" svg:x2="6.2cm" svg:y2="2.5cm">
          <text:p/>
        </draw:line>
        <draw:frame draw:style-name="gr5" draw:text-style-name="P5" draw:layer="layout" svg:width="2.175cm" svg:height="0.877cm" svg:x="3.7cm" svg:y="2.623cm">
          <draw:text-box>
            <text:p text:style-name="P4"><text:span text:style-name="T1">10</text:span><text:span text:style-name="T1">0-</text:span><text:span text:style-name="T1">m </text:span><text:span text:style-name="T1">co</text:span><text:span text:style-name="T1">ax</text:span></text:p>
            <text:p text:style-name="P4"><text:span text:style-name="T1">L</text:span><text:span text:style-name="T1">M</text:span><text:span text:style-name="T1">R-</text:span><text:span text:style-name="T1">40</text:span><text:span text:style-name="T1">0-</text:span><text:span text:style-name="T1">D</text:span><text:span text:style-name="T1">B</text:span></text:p>
          </draw:text-box>
        </draw:frame>
        <draw:custom-shape draw:style-name="gr6" draw:text-style-name="P6" draw:layer="layout" svg:width="1cm" svg:height="1cm" svg:x="4.2cm" svg:y="1.7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15191.208791208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4.5cm" svg:y1="2.7cm" svg:x2="5.2cm" svg:y2="1.7cm">
          <text:p/>
        </draw:line>
        <draw:line draw:style-name="gr2" draw:text-style-name="P3" draw:layer="layout" svg:x1="4.2cm" svg:y1="2.7cm" svg:x2="4.9cm" svg:y2="1.7cm">
          <text:p/>
        </draw:line>
        <draw:frame draw:style-name="gr7" draw:text-style-name="P5" draw:layer="layout" svg:width="1.5cm" svg:height="0.564cm" svg:x="6.1cm" svg:y="1.936cm">
          <draw:text-box>
            <text:p text:style-name="P4"><text:span text:style-name="T1">Bia</text:span><text:span text:style-name="T1">s </text:span><text:span text:style-name="T1">tee</text:span></text:p>
          </draw:text-box>
        </draw:frame>
        <draw:custom-shape draw:style-name="gr8" draw:text-style-name="P3" draw:layer="layout" svg:width="1.2cm" svg:height="0.8cm" svg:x="6.2cm" svg:y="1.8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2.1cm" svg:height="0.877cm" svg:x="5.8cm" svg:y="0.923cm">
          <draw:text-box>
            <text:p text:style-name="P4"><text:span text:style-name="T1">ZF</text:span><text:span text:style-name="T1">BT-</text:span><text:span text:style-name="T1">4R</text:span><text:span text:style-name="T1">2G</text:span><text:span text:style-name="T1">W-</text:span><text:span text:style-name="T1">FT</text:span><text:span text:style-name="T1">+</text:span></text:p>
          </draw:text-box>
        </draw:frame>
        <draw:custom-shape draw:style-name="gr10" draw:text-style-name="P3" draw:layer="layout" svg:width="13.9cm" svg:height="5.3cm" svg:x="5.8cm" svg:y="0.3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2" draw:layer="layout" svg:width="1.196cm" svg:height="0.564cm" svg:x="8cm" svg:y="1.918cm">
            <draw:text-box>
              <text:p text:style-name="P1"><text:span text:style-name="T1">20 dB</text:span></text:p>
            </draw:text-box>
          </draw:frame>
          <draw:custom-shape draw:style-name="gr4" draw:text-style-name="P3" draw:layer="layout" svg:width="1cm" svg:height="1cm" draw:transform="rotate (-1.5707963267949) translate (9.2cm 1.7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1" draw:text-style-name="P5" draw:layer="layout" svg:width="1cm" svg:height="0.611cm" svg:x="9.2cm" svg:y="0.3cm">
          <draw:text-box>
            <text:p text:style-name="P4"><text:span text:style-name="T2">⨉</text:span><text:span text:style-name="T1">4</text:span></text:p>
          </draw:text-box>
        </draw:frame>
        <draw:frame draw:style-name="gr9" draw:text-style-name="P5" draw:layer="layout" svg:width="2.1cm" svg:height="0.877cm" svg:x="5.8cm" svg:y="0.924cm">
          <draw:text-box>
            <text:p text:style-name="P4"><text:span text:style-name="T1">ZF</text:span><text:span text:style-name="T1">BT-</text:span><text:span text:style-name="T1">4R</text:span><text:span text:style-name="T1">2G</text:span><text:span text:style-name="T1">W-</text:span><text:span text:style-name="T1">FT</text:span><text:span text:style-name="T1">+</text:span></text:p>
          </draw:text-box>
        </draw:frame>
        <draw:line draw:style-name="gr2" draw:text-style-name="P3" draw:layer="layout" svg:x1="7.4cm" svg:y1="1.9cm" svg:x2="8.2cm" svg:y2="1.9cm">
          <text:p/>
        </draw:line>
        <draw:line draw:style-name="gr2" draw:text-style-name="P3" draw:layer="layout" svg:x1="7.4cm" svg:y1="2.1cm" svg:x2="8.2cm" svg:y2="2.1cm">
          <text:p/>
        </draw:line>
        <draw:line draw:style-name="gr2" draw:text-style-name="P3" draw:layer="layout" svg:x1="7.4cm" svg:y1="2.3cm" svg:x2="8.2cm" svg:y2="2.3cm">
          <text:p/>
        </draw:line>
        <draw:line draw:style-name="gr2" draw:text-style-name="P3" draw:layer="layout" svg:x1="7.4cm" svg:y1="2.5cm" svg:x2="8.2cm" svg:y2="2.5cm">
          <text:p/>
        </draw:line>
        <draw:frame draw:style-name="gr9" draw:text-style-name="P5" draw:layer="layout" svg:width="2cm" svg:height="0.564cm" svg:x="7.8cm" svg:y="1.136cm">
          <draw:text-box>
            <text:p text:style-name="P4"><text:span text:style-name="T1">ZX60-V63+</text:span></text:p>
          </draw:text-box>
        </draw:frame>
        <draw:line draw:style-name="gr2" draw:text-style-name="P3" draw:layer="layout" svg:x1="8.6cm" svg:y1="1.9cm" svg:x2="9.9cm" svg:y2="1.9cm">
          <text:p/>
        </draw:line>
        <draw:line draw:style-name="gr2" draw:text-style-name="P3" draw:layer="layout" svg:x1="9cm" svg:y1="2.1cm" svg:x2="9.9cm" svg:y2="2.1cm">
          <text:p/>
        </draw:line>
        <draw:line draw:style-name="gr2" draw:text-style-name="P3" draw:layer="layout" svg:x1="9cm" svg:y1="2.3cm" svg:x2="9.9cm" svg:y2="2.3cm">
          <text:p/>
        </draw:line>
        <draw:line draw:style-name="gr2" draw:text-style-name="P3" draw:layer="layout" svg:x1="8.6cm" svg:y1="2.5cm" svg:x2="9.9cm" svg:y2="2.5cm">
          <text:p/>
        </draw:line>
        <draw:custom-shape draw:style-name="gr12" draw:text-style-name="P3" draw:layer="layout" svg:width="1.4cm" svg:height="1.1cm" svg:x="9.9cm" svg:y="1.7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2.2cm" svg:height="0.564cm" svg:x="9.567cm" svg:y="1.136cm">
          <draw:text-box>
            <text:p text:style-name="P4"><text:span text:style-name="T1">ZFHP-</text:span><text:span text:style-name="T1">1R2-S+</text:span></text:p>
          </draw:text-box>
        </draw:frame>
        <draw:frame draw:style-name="gr9" draw:text-style-name="P5" draw:layer="layout" svg:width="1.7cm" svg:height="0.564cm" svg:x="9.8cm" svg:y="2.3cm">
          <draw:text-box>
            <text:p text:style-name="P4"><text:span text:style-name="T1">&gt;1.2 MHz</text:span></text:p>
          </draw:text-box>
        </draw:frame>
        <draw:g>
          <draw:path draw:style-name="gr2" draw:text-style-name="P3" draw:layer="layout" svg:width="0.282cm" svg:height="0.281cm" draw:transform="rotate (0.783652834145454) translate (10.199999544402cm 1.91119954280885cm)" svg:viewBox="0 0 283 282" svg:d="M0 0c283 0 283 282 283 282">
            <text:p/>
          </draw:path>
          <draw:path draw:style-name="gr2" draw:text-style-name="P3" draw:layer="layout" svg:width="0.282cm" svg:height="0.282cm" draw:transform="rotate (2.35619449019234) translate (10.8cm 2.1112cm)" svg:viewBox="0 0 283 283" svg:d="M283 0c-283 0-283 283-283 283">
            <text:p/>
          </draw:path>
        </draw:g>
        <draw:g>
          <draw:path draw:style-name="gr2" draw:text-style-name="P3" draw:layer="layout" svg:width="0.282cm" svg:height="0.281cm" draw:transform="rotate (0.783652834145454) translate (10.199999544402cm 2.25019954280886cm)" svg:viewBox="0 0 283 282" svg:d="M0 0c283 0 283 282 283 282">
            <text:p/>
          </draw:path>
          <draw:path draw:style-name="gr2" draw:text-style-name="P3" draw:layer="layout" svg:width="0.282cm" svg:height="0.282cm" draw:transform="rotate (2.35619449019234) translate (10.8cm 2.4502cm)" svg:viewBox="0 0 283 283" svg:d="M283 0c-283 0-283 283-283 283">
            <text:p/>
          </draw:path>
        </draw:g>
        <draw:line draw:style-name="gr2" draw:text-style-name="P3" draw:layer="layout" svg:x1="10.5cm" svg:y1="2.4cm" svg:x2="10.7cm" svg:y2="2.1cm">
          <text:p/>
        </draw:line>
        <draw:custom-shape draw:style-name="gr12" draw:text-style-name="P3" draw:layer="layout" svg:width="1.4cm" svg:height="1.1cm" svg:x="11.8cm" svg:y="1.7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.533cm" svg:height="0.564cm" svg:x="11.767cm" svg:y="1.136cm">
          <draw:text-box>
            <text:p text:style-name="P4"><text:span text:style-name="T1">SLP-90+</text:span></text:p>
          </draw:text-box>
        </draw:frame>
        <draw:frame draw:style-name="gr9" draw:text-style-name="P5" draw:layer="layout" svg:width="1.7cm" svg:height="0.564cm" svg:x="11.7cm" svg:y="2.3cm">
          <draw:text-box>
            <text:p text:style-name="P4"><text:span text:style-name="T1">&lt;81 MHz</text:span></text:p>
          </draw:text-box>
        </draw:frame>
        <draw:g>
          <draw:path draw:style-name="gr2" draw:text-style-name="P3" draw:layer="layout" svg:width="0.282cm" svg:height="0.281cm" draw:transform="rotate (0.783652834145454) translate (12.099999544402cm 1.95019954280886cm)" svg:viewBox="0 0 283 282" svg:d="M0 0c283 0 283 282 283 282">
            <text:p/>
          </draw:path>
          <draw:path draw:style-name="gr2" draw:text-style-name="P3" draw:layer="layout" svg:width="0.282cm" svg:height="0.282cm" draw:transform="rotate (2.35619449019234) translate (12.7cm 2.1502cm)" svg:viewBox="0 0 283 283" svg:d="M283 0c-283 0-283 283-283 283">
            <text:p/>
          </draw:path>
        </draw:g>
        <draw:g>
          <draw:path draw:style-name="gr2" draw:text-style-name="P3" draw:layer="layout" svg:width="0.282cm" svg:height="0.281cm" draw:transform="rotate (0.783652834145454) translate (12.099999544402cm 2.25019954280885cm)" svg:viewBox="0 0 283 282" svg:d="M0 0c283 0 283 282 283 282">
            <text:p/>
          </draw:path>
          <draw:path draw:style-name="gr2" draw:text-style-name="P3" draw:layer="layout" svg:width="0.282cm" svg:height="0.282cm" draw:transform="rotate (2.35619449019234) translate (12.7cm 2.4502cm)" svg:viewBox="0 0 283 283" svg:d="M283 0c-283 0-283 283-283 283">
            <text:p/>
          </draw:path>
        </draw:g>
        <draw:line draw:style-name="gr2" draw:text-style-name="P3" draw:layer="layout" svg:x1="12.4cm" svg:y1="2.1cm" svg:x2="12.6cm" svg:y2="1.8cm">
          <text:p/>
        </draw:line>
        <draw:line draw:style-name="gr2" draw:text-style-name="P3" draw:layer="layout" svg:x1="11.3cm" svg:y1="1.9cm" svg:x2="11.8cm" svg:y2="1.9cm">
          <text:p/>
        </draw:line>
        <draw:line draw:style-name="gr2" draw:text-style-name="P3" draw:layer="layout" svg:x1="11.3cm" svg:y1="2.1cm" svg:x2="11.8cm" svg:y2="2.1cm">
          <text:p/>
        </draw:line>
        <draw:line draw:style-name="gr2" draw:text-style-name="P3" draw:layer="layout" svg:x1="11.3cm" svg:y1="2.3cm" svg:x2="11.8cm" svg:y2="2.3cm">
          <text:p/>
        </draw:line>
        <draw:line draw:style-name="gr2" draw:text-style-name="P3" draw:layer="layout" svg:x1="11.3cm" svg:y1="2.5cm" svg:x2="11.8cm" svg:y2="2.5cm">
          <text:p/>
        </draw:line>
        <draw:custom-shape draw:style-name="gr13" draw:text-style-name="P3" draw:layer="layout" svg:width="3cm" svg:height="3.8cm" svg:x="14cm" svg:y="1.1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2cm" svg:height="0.564cm" svg:x="14.4cm" svg:y="1.036cm">
          <draw:text-box>
            <text:p text:style-name="P4"><text:span text:style-name="T1">SNAP </text:span><text:span text:style-name="T1">board</text:span></text:p>
          </draw:text-box>
        </draw:frame>
        <draw:polygon draw:style-name="gr2" draw:text-style-name="P3" draw:layer="layout" svg:width="0.599cm" svg:height="0.899cm" draw:transform="rotate (1.5707963267949) translate (14cm 2.2cm)" svg:viewBox="0 0 600 900" draw:points="600,900 0,900 0,300 300,0 600,300">
          <text:p/>
        </draw:polygon>
        <draw:polygon draw:style-name="gr2" draw:text-style-name="P3" draw:layer="layout" svg:width="0.599cm" svg:height="0.899cm" draw:transform="rotate (1.5707963267949) translate (14cm 3cm)" svg:viewBox="0 0 600 900" draw:points="600,900 0,900 0,300 300,0 600,300">
          <text:p/>
        </draw:polygon>
        <draw:polygon draw:style-name="gr2" draw:text-style-name="P3" draw:layer="layout" svg:width="0.599cm" svg:height="0.899cm" draw:transform="rotate (1.5707963267949) translate (14cm 3.8cm)" svg:viewBox="0 0 600 900" draw:points="600,900 0,900 0,300 300,0 600,300">
          <text:p/>
        </draw:polygon>
        <draw:polygon draw:style-name="gr2" draw:text-style-name="P3" draw:layer="layout" svg:width="0.599cm" svg:height="0.899cm" draw:transform="rotate (1.5707963267949) translate (14cm 4.6cm)" svg:viewBox="0 0 600 900" draw:points="600,900 0,900 0,300 300,0 600,300">
          <text:p/>
        </draw:polygon>
        <draw:frame draw:style-name="gr9" draw:text-style-name="P5" draw:layer="layout" svg:width="1.1cm" svg:height="0.564cm" svg:x="14cm" svg:y="1.636cm">
          <draw:text-box>
            <text:p text:style-name="P4"><text:span text:style-name="T1">ADC</text:span></text:p>
          </draw:text-box>
        </draw:frame>
        <draw:line draw:style-name="gr2" draw:text-style-name="P3" draw:layer="layout" svg:x1="13.2cm" svg:y1="1.9cm" svg:x2="14cm" svg:y2="1.9cm">
          <text:p/>
        </draw:line>
        <draw:line draw:style-name="gr2" draw:text-style-name="P3" draw:layer="layout" svg:x1="13.2cm" svg:y1="2.1cm" svg:x2="13.8cm" svg:y2="2.1cm">
          <text:p/>
        </draw:line>
        <draw:line draw:style-name="gr2" draw:text-style-name="P3" draw:layer="layout" svg:x1="13.2cm" svg:y1="2.3cm" svg:x2="13.6cm" svg:y2="2.3cm">
          <text:p/>
        </draw:line>
        <draw:line draw:style-name="gr2" draw:text-style-name="P3" draw:layer="layout" svg:x1="13.2cm" svg:y1="2.5cm" svg:x2="13.4cm" svg:y2="2.5cm">
          <text:p/>
        </draw:line>
        <draw:line draw:style-name="gr2" draw:text-style-name="P3" draw:layer="layout" svg:x1="13.8cm" svg:y1="2.7cm" svg:x2="13.8cm" svg:y2="2.1cm">
          <text:p/>
        </draw:line>
        <draw:line draw:style-name="gr2" draw:text-style-name="P3" draw:layer="layout" svg:x1="13.8cm" svg:y1="2.7cm" svg:x2="14cm" svg:y2="2.7cm">
          <text:p/>
        </draw:line>
        <draw:line draw:style-name="gr2" draw:text-style-name="P3" draw:layer="layout" svg:x1="13.6cm" svg:y1="3.5cm" svg:x2="13.6cm" svg:y2="2.3cm">
          <text:p/>
        </draw:line>
        <draw:line draw:style-name="gr2" draw:text-style-name="P3" draw:layer="layout" svg:x1="13.6cm" svg:y1="3.5cm" svg:x2="14cm" svg:y2="3.5cm">
          <text:p/>
        </draw:line>
        <draw:line draw:style-name="gr2" draw:text-style-name="P3" draw:layer="layout" svg:x1="13.4cm" svg:y1="4.3cm" svg:x2="14cm" svg:y2="4.3cm">
          <text:p/>
        </draw:line>
        <draw:line draw:style-name="gr2" draw:text-style-name="P3" draw:layer="layout" svg:x1="13.4cm" svg:y1="4.3cm" svg:x2="13.4cm" svg:y2="2.5cm">
          <text:p/>
        </draw:line>
        <draw:frame draw:style-name="gr9" draw:text-style-name="P5" draw:layer="layout" svg:width="1.1cm" svg:height="0.564cm" svg:x="14cm" svg:y="2.436cm">
          <draw:text-box>
            <text:p text:style-name="P4"><text:span text:style-name="T1">A</text:span><text:span text:style-name="T1">D</text:span><text:span text:style-name="T1">C</text:span></text:p>
          </draw:text-box>
        </draw:frame>
        <draw:frame draw:style-name="gr9" draw:text-style-name="P5" draw:layer="layout" svg:width="1.1cm" svg:height="0.564cm" svg:x="14cm" svg:y="3.236cm">
          <draw:text-box>
            <text:p text:style-name="P4"><text:span text:style-name="T1">A</text:span><text:span text:style-name="T1">D</text:span><text:span text:style-name="T1">C</text:span></text:p>
          </draw:text-box>
        </draw:frame>
        <draw:frame draw:style-name="gr9" draw:text-style-name="P5" draw:layer="layout" svg:width="1.1cm" svg:height="0.564cm" svg:x="14cm" svg:y="4.036cm">
          <draw:text-box>
            <text:p text:style-name="P4"><text:span text:style-name="T1">A</text:span><text:span text:style-name="T1">D</text:span><text:span text:style-name="T1">C</text:span></text:p>
          </draw:text-box>
        </draw:frame>
        <draw:custom-shape draw:style-name="gr15" draw:text-style-name="P3" draw:layer="layout" svg:width="1.5cm" svg:height="3cm" svg:x="15.2cm" svg:y="1.6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1.7cm" svg:height="1.529cm" svg:x="15.1cm" svg:y="2.471cm">
          <draw:text-box>
            <text:p text:style-name="P4"><text:span text:style-name="T1">F</text:span><text:span text:style-name="T1">P</text:span><text:span text:style-name="T1">G</text:span><text:span text:style-name="T1">A</text:span></text:p>
            <text:p text:style-name="P4"><text:span text:style-name="T1"/></text:p>
            <text:p text:style-name="P4"><text:span text:style-name="T1">4</text:span><text:span text:style-name="T1">-</text:span><text:span text:style-name="T1">i</text:span><text:span text:style-name="T1">n</text:span><text:span text:style-name="T1">p</text:span><text:span text:style-name="T1">u</text:span><text:span text:style-name="T1">t</text:span><text:span text:style-name="T1"> </text:span><text:span text:style-name="T1">c</text:span><text:span text:style-name="T1">r</text:span><text:span text:style-name="T1">o</text:span><text:span text:style-name="T1">s</text:span><text:span text:style-name="T1">s</text:span><text:span text:style-name="T1">-</text:span><text:span text:style-name="T1">c</text:span><text:span text:style-name="T1">o</text:span><text:span text:style-name="T1">r</text:span><text:span text:style-name="T1">r</text:span><text:span text:style-name="T1">.</text:span></text:p>
          </draw:text-box>
        </draw:frame>
        <draw:line draw:style-name="gr2" draw:text-style-name="P3" draw:layer="layout" svg:x1="14.9cm" svg:y1="1.9cm" svg:x2="15.2cm" svg:y2="1.9cm">
          <text:p/>
        </draw:line>
        <draw:line draw:style-name="gr2" draw:text-style-name="P3" draw:layer="layout" svg:x1="14.9cm" svg:y1="2.7cm" svg:x2="15.2cm" svg:y2="2.7cm">
          <text:p/>
        </draw:line>
        <draw:line draw:style-name="gr2" draw:text-style-name="P3" draw:layer="layout" svg:x1="14.9cm" svg:y1="3.5cm" svg:x2="15.2cm" svg:y2="3.5cm">
          <text:p/>
        </draw:line>
        <draw:line draw:style-name="gr2" draw:text-style-name="P3" draw:layer="layout" svg:x1="14.9cm" svg:y1="4.3cm" svg:x2="15.2cm" svg:y2="4.3cm">
          <text:p/>
        </draw:line>
        <draw:custom-shape draw:style-name="gr17" draw:text-style-name="P3" draw:layer="layout" svg:width="1.5cm" svg:height="0.9cm" svg:x="17.4cm" svg:y="2.1cm">
          <text:p/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1.7cm" svg:height="0.877cm" svg:x="17.3cm" svg:y="2.123cm">
          <draw:text-box>
            <text:p text:style-name="P4"><text:span text:style-name="T1">R</text:span><text:span text:style-name="T1">a</text:span><text:span text:style-name="T1">s</text:span><text:span text:style-name="T1">p</text:span><text:span text:style-name="T1">b</text:span><text:span text:style-name="T1">e</text:span><text:span text:style-name="T1">r</text:span><text:span text:style-name="T1">r</text:span><text:span text:style-name="T1">y</text:span><text:span text:style-name="T1"> </text:span><text:span text:style-name="T1">P</text:span><text:span text:style-name="T1">i</text:span></text:p>
          </draw:text-box>
        </draw:frame>
        <draw:custom-shape draw:style-name="gr19" draw:text-style-name="P3" draw:layer="layout" svg:width="1cm" svg:height="0.7cm" svg:x="17.4cm" svg:y="1.1cm">
          <text:p/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1.1cm" svg:height="0.6cm" svg:x="17.4cm" svg:y="1.2cm">
          <draw:text-box>
            <text:p text:style-name="P4"><text:span text:style-name="T1">G</text:span><text:span text:style-name="T1">P</text:span><text:span text:style-name="T1">S</text:span></text:p>
          </draw:text-box>
        </draw:frame>
        <draw:custom-shape draw:style-name="gr20" draw:text-style-name="P3" draw:layer="layout" svg:width="2.1cm" svg:height="0.9cm" svg:x="11.1cm" svg:y="4.1cm">
          <text:p/>
          <draw:enhanced-geometry svg:viewBox="0 0 21600 21600" draw:type="rectangle" draw:enhanced-path="M 0 0 L 21600 0 21600 21600 0 21600 0 0 Z N"/>
        </draw:custom-shape>
        <draw:frame draw:style-name="gr21" draw:text-style-name="P5" draw:layer="layout" svg:width="2.3cm" svg:height="0.877cm" svg:x="11cm" svg:y="4.123cm">
          <draw:text-box>
            <text:p text:style-name="P4"><text:span text:style-name="T1">Va</text:span><text:span text:style-name="T1">lo</text:span><text:span text:style-name="T1">n </text:span><text:span text:style-name="T1">50</text:span><text:span text:style-name="T1">07</text:span></text:p>
            <text:p text:style-name="P4"><text:span text:style-name="T1">25</text:span><text:span text:style-name="T1">0 </text:span><text:span text:style-name="T1">M</text:span><text:span text:style-name="T1">H</text:span><text:span text:style-name="T1">z </text:span><text:span text:style-name="T1">cl</text:span><text:span text:style-name="T1">oc</text:span><text:span text:style-name="T1">k</text:span></text:p>
          </draw:text-box>
        </draw:frame>
        <draw:line draw:style-name="gr2" draw:text-style-name="P3" draw:layer="layout" svg:x1="17cm" svg:y1="2.5cm" svg:x2="17.4cm" svg:y2="2.5cm">
          <text:p/>
        </draw:line>
        <draw:line draw:style-name="gr2" draw:text-style-name="P3" draw:layer="layout" svg:x1="17.9cm" svg:y1="2.1cm" svg:x2="17.9cm" svg:y2="1.8cm">
          <text:p/>
        </draw:line>
        <draw:line draw:style-name="gr2" draw:text-style-name="P3" draw:layer="layout" svg:x1="13.2cm" svg:y1="4.6cm" svg:x2="14cm" svg:y2="4.6cm">
          <text:p/>
        </draw:line>
        <draw:custom-shape draw:style-name="gr22" draw:text-style-name="P3" draw:layer="layout" svg:width="0.3cm" svg:height="7.2cm" draw:transform="rotate (-1.5707963267949) translate (13.3cm 0.8cm)">
          <text:p/>
          <draw:enhanced-geometry svg:viewBox="0 0 21600 21600" draw:glue-points="21600 0 0 10800 21600 21600" draw:text-areas="13800 ?f9 21600 ?f10" draw:type="left-brace" draw:modifiers="1800 10822.49687543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5" draw:layer="layout" svg:width="2.5cm" svg:height="0.564cm" svg:x="3cm" svg:y="5cm">
          <draw:text-box>
            <text:p text:style-name="P4"><text:span text:style-name="T1">12V </text:span><text:span text:style-name="T1">batt</text:span><text:span text:style-name="T1">ery </text:span><text:span text:style-name="T1">ban</text:span><text:span text:style-name="T1">k</text:span></text:p>
          </draw:text-box>
        </draw:frame>
        <draw:custom-shape draw:style-name="gr23" draw:text-style-name="P3" draw:layer="layout" svg:width="2.3cm" svg:height="0.6cm" svg:x="3.1cm" svg:y="5cm">
          <text:p/>
          <draw:enhanced-geometry svg:viewBox="0 0 21600 21600" draw:type="rectangle" draw:enhanced-path="M 0 0 L 21600 0 21600 21600 0 21600 0 0 Z N"/>
        </draw:custom-shape>
        <draw:frame draw:style-name="gr24" draw:text-style-name="P5" draw:layer="layout" svg:width="1.7cm" svg:height="0.911cm" svg:x="17.4cm" svg:y="3.689cm">
          <draw:text-box>
            <text:p text:style-name="P4"><text:span text:style-name="T1">Reg</text:span><text:span text:style-name="T1">ulat</text:span><text:span text:style-name="T1">ed </text:span><text:span text:style-name="T1">12 </text:span><text:span text:style-name="T1">VD</text:span><text:span text:style-name="T1">C</text:span></text:p>
          </draw:text-box>
        </draw:frame>
        <draw:frame draw:style-name="gr24" draw:text-style-name="P5" draw:layer="layout" svg:width="1.7cm" svg:height="0.911cm" svg:x="6cm" svg:y="4.089cm">
          <draw:text-box>
            <text:p text:style-name="P4"><text:span text:style-name="T1">R</text:span><text:span text:style-name="T1">e</text:span><text:span text:style-name="T1">g</text:span><text:span text:style-name="T1">u</text:span><text:span text:style-name="T1">l</text:span><text:span text:style-name="T1">a</text:span><text:span text:style-name="T1">t</text:span><text:span text:style-name="T1">e</text:span><text:span text:style-name="T1">d</text:span><text:span text:style-name="T1"> </text:span><text:span text:style-name="T1">1</text:span><text:span text:style-name="T1">6</text:span><text:span text:style-name="T1"> </text:span><text:span text:style-name="T1">V</text:span><text:span text:style-name="T1">D</text:span><text:span text:style-name="T1">C</text:span></text:p>
          </draw:text-box>
        </draw:frame>
        <draw:frame draw:style-name="gr24" draw:text-style-name="P5" draw:layer="layout" svg:width="1.7cm" svg:height="0.911cm" svg:x="7.9cm" svg:y="4.089cm">
          <draw:text-box>
            <text:p text:style-name="P4"><text:span text:style-name="T1">R</text:span><text:span text:style-name="T1">e</text:span><text:span text:style-name="T1">g</text:span><text:span text:style-name="T1">ul</text:span><text:span text:style-name="T1">at</text:span><text:span text:style-name="T1">e</text:span><text:span text:style-name="T1">d </text:span><text:span text:style-name="T1">5 </text:span><text:span text:style-name="T1">V</text:span><text:span text:style-name="T1">D</text:span><text:span text:style-name="T1">C</text:span></text:p>
          </draw:text-box>
        </draw:frame>
        <draw:line draw:style-name="gr2" draw:text-style-name="P3" draw:layer="layout" svg:x1="5.4cm" svg:y1="5.3cm" svg:x2="18.2cm" svg:y2="5.3cm">
          <text:p/>
        </draw:line>
        <draw:line draw:style-name="gr2" draw:text-style-name="P3" draw:layer="layout" svg:x1="18.2cm" svg:y1="5.3cm" svg:x2="18.2cm" svg:y2="4.6cm">
          <text:p/>
        </draw:line>
        <draw:line draw:style-name="gr2" draw:text-style-name="P3" draw:layer="layout" svg:x1="17.4cm" svg:y1="4.1cm" svg:x2="17cm" svg:y2="4.1cm">
          <text:p/>
        </draw:line>
        <draw:line draw:style-name="gr2" draw:text-style-name="P3" draw:layer="layout" svg:x1="9.6cm" svg:y1="4.6cm" svg:x2="11.1cm" svg:y2="4.6cm">
          <text:p/>
        </draw:line>
        <draw:line draw:style-name="gr2" draw:text-style-name="P3" draw:layer="layout" svg:x1="6.8cm" svg:y1="4.1cm" svg:x2="6.8cm" svg:y2="2.6cm">
          <text:p/>
        </draw:line>
        <draw:line draw:style-name="gr2" draw:text-style-name="P3" draw:layer="layout" svg:x1="8.4cm" svg:y1="4.1cm" svg:x2="8.4cm" svg:y2="2.6cm">
          <text:p/>
        </draw:line>
        <draw:line draw:style-name="gr2" draw:text-style-name="P3" draw:layer="layout" svg:x1="6.8cm" svg:y1="5.3cm" svg:x2="6.8cm" svg:y2="5cm">
          <text:p/>
        </draw:line>
        <draw:line draw:style-name="gr2" draw:text-style-name="P3" draw:layer="layout" svg:x1="8.4cm" svg:y1="5.3cm" svg:x2="8.4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" svg:font-family="Symbol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. Chiang</meta:initial-creator>
    <meta:creation-date>2020-03-31T09:27:54.852439544</meta:creation-date>
    <dc:date>2020-03-31T16:15:15.282967961</dc:date>
    <dc:creator>H. Chiang</dc:creator>
    <meta:editing-duration>PT6H6M14S</meta:editing-duration>
    <meta:editing-cycles>24</meta:editing-cycles>
    <meta:generator>LibreOffice/6.0.7.3$Linux_X86_64 LibreOffice_project/00m0$Build-3</meta:generator>
    <meta:document-statistic meta:object-count="157"/>
  </office:meta>
</office:document-meta>
</file>